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注解</text:p>
          </table:table-cell>
          <table:table-cell office:value-type="string" calcext:value-type="string">
            <text:p>数据库名</text:p>
          </table:table-cell>
          <table:table-cell office:value-type="string" calcext:value-type="string">
            <text:p>大写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ORGANIS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机体番号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ORGANISM_NUMB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体代号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ORGANISM_CODE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日文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JP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E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中文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CN_NAM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出现作品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office:value-type="string" calcext:value-type="string">
            <text:p>机体类型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ORGANISM_TYPE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所属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BELONG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制造商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尺寸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ORGANISM_SIZ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裸机重量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NET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全装重量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FULL_WEIGHT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装甲材料及结构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ARMORED_STRUCTURE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发电机出力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推进力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PROPULSION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加速度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传感器有效探测半径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SENSOR_RADIUS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固定武装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FIXED_ARMED</text:p>
          </table:table-cell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office:value-type="string" calcext:value-type="string">
            <text:p>初次配备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内部环境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机师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Varchar(16)</text:p>
          </table:table-cell>
          <table:table-cell/>
        </table:table-row>
        <table:table-row table:style-name="ro1">
          <table:table-cell office:value-type="string" calcext:value-type="string">
            <text:p>选用武器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CHOOSE_WEAPONS</text:p>
          </table:table-cell>
          <table:table-cell office:value-type="string" calcext:value-type="string">
            <text:p>Varchar(64)</text:p>
          </table:table-cell>
          <table:table-cell/>
        </table:table-row>
        <table:table-row table:style-name="ro2">
          <table:table-cell office:value-type="string" calcext:value-type="string">
            <text:p>180度姿势变换所需时间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DEGREE_TIME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地上速度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GROUND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水中速度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WATER_SPEE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简介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Varchar(512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EXTEND0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EXTEND1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EXTEND2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EXTEND3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EXTEND4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EXTEND5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EXTEND6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EXTEND7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8</text:p>
          </table:table-cell>
          <table:table-cell office:value-type="string" calcext:value-type="string">
            <text:p>EXTEND8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拓展字段</text:p>
          </table:table-cell>
          <table:table-cell office:value-type="string" calcext:value-type="string">
            <text:p>extend9</text:p>
          </table:table-cell>
          <table:table-cell office:value-type="string" calcext:value-type="string">
            <text:p>EXTEND9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2">
          <table:table-cell office:value-type="string" calcext:value-type="string">
            <text:p>封面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Varchar(128)</text:p>
          </table:table-cell>
          <table:table-cell office:value-type="string" calcext:value-type="string">
            <text:p>这是存的dfs_id</text:p>
          </table:table-cell>
        </table:table-row>
        <table:table-row table:style-name="ro1">
          <table:table-cell office:value-type="string" calcext:value-type="string">
            <text:p>状态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(2)</text:p>
          </table:table-cell>
          <table:table-cell/>
        </table:table-row>
        <table:table-row table:style-name="ro1">
          <table:table-cell office:value-type="string" calcext:value-type="string">
            <text:p>操作者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OP_ID</text:p>
          </table:table-cell>
          <table:table-cell office:value-type="string" calcext:value-type="string">
            <text:p>Varchar(8)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用户表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de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ssword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laintext_password</text:p>
          </table:table-cell>
          <table:table-cell/>
          <table:table-cell office:value-type="string" calcext:value-type="string">
            <text:p>Varchar(64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s_admin</text:p>
          </table:table-cell>
          <table:table-cell/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y_times</text:p>
          </table:table-cell>
          <table:table-cell/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lock_flag</text:p>
          </table:table-cell>
          <table:table-cell/>
          <table:table-cell office:value-type="string" calcext:value-type="string">
            <text:p>TINYINT</text:p>
          </table:table-cell>
          <table:table-cell/>
        </table:table-row>
        <table:table-row table:style-name="ro1">
          <table:table-cell office:value-type="string" calcext:value-type="string">
            <text:p>notes 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Varchar(256)</text:p>
          </table:table-cell>
          <table:table-cell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Varchar(8)</text:p>
          </table:table-cell>
          <table:table-cell/>
        </table:table-row>
        <table:table-row table:style-name="ro1">
          <table:table-cell office:value-type="string" calcext:value-type="string">
            <text:p>create_date</text:p>
          </table:table-cell>
          <table:table-cell office:value-type="string" calcext:value-type="string">
            <text:p>create_data</text:p>
          </table:table-cell>
          <table:table-cell/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l</text:p>
          </table:table-cell>
          <table:table-cell/>
          <table:table-cell office:value-type="string" calcext:value-type="string">
            <text:p>Varchar(32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6:57:31.216906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7T00:22:34.474731205</meta:creation-date>
    <dc:date>2021-04-20T19:06:15.400296430</dc:date>
    <meta:editing-duration>PT3H9M5S</meta:editing-duration>
    <meta:editing-cycles>9</meta:editing-cycles>
    <meta:generator>LibreOffice/7.0.5.2$Linux_X86_64 LibreOffice_project/00$Build-2</meta:generator>
    <meta:document-statistic meta:table-count="1" meta:cell-count="206" meta:object-count="0"/>
  </office:meta>
</office:document-meta>
</file>